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ff00" draw:textarea-horizontal-align="left" draw:textarea-vertical-align="middle" draw:auto-grow-height="false" fo:padding-left="0.25cm"/>
    </style:style>
    <style:style style:name="gr2" style:family="graphic" style:parent-style-name="standard">
      <style:graphic-properties draw:fill="solid" draw:fill-color="#ffff00" draw:fill-gradient-name="Gradient_20_1" draw:fill-hatch-name="Black_20_0_20_Degrees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solid" draw:fill-color="#00ffff" draw:fill-gradient-name="analog_2f_digital" draw:textarea-vertical-align="middle" fo:min-height="1.75cm" draw:shadow="visible"/>
    </style:style>
    <style:style style:name="gr4" style:family="graphic" style:parent-style-name="standard">
      <style:graphic-properties svg:stroke-width="0.05cm" draw:marker-start-width="0.275cm" draw:marker-end="Arrow" draw:marker-end-width="0.375cm" draw:fill="gradient" draw:fill-gradient-name="analog_2f_digital" draw:textarea-horizontal-align="center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="Arrow" draw:marker-end-width="0.375cm" draw:fill="gradient" draw:fill-gradient-name="analog_2f_digital" draw:textarea-horizontal-align="center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00ff00" draw:marker-start-width="0.35cm" draw:marker-end="Arrow" draw:marker-end-width="0.45cm" draw:fill="gradient" draw:fill-gradient-name="analog_2f_digital" draw:textarea-horizontal-align="center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ff00" draw:marker-start-width="0.35cm" draw:marker-end="Arrow" draw:marker-end-width="0.45cm" draw:fill="solid" draw:fill-color="#00ff00" draw:fill-gradient-name="analog_2f_digital" draw:textarea-horizontal-align="center" fo:padding-top="0.175cm" fo:padding-bottom="0.175cm" fo:padding-left="0.3cm" fo:padding-right="0.3cm"/>
    </style:style>
    <style:style style:name="gr8" style:family="graphic" style:parent-style-name="standard">
      <style:graphic-properties svg:stroke-width="0.05cm" svg:stroke-color="#000000" draw:marker-start="" draw:marker-start-width="0.275cm" draw:marker-end="Arrow" draw:marker-end-width="0.375cm" draw:fill="gradient" draw:fill-gradient-name="analog_2f_digital" draw:textarea-horizontal-align="center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otted" svg:stroke-width="0.1cm" svg:stroke-color="#00ff00" draw:marker-start-width="0.35cm" draw:marker-end="Arrow" draw:marker-end-width="0.45cm" draw:fill="gradient" draw:fill-gradient-name="analog_2f_digital" draw:textarea-horizontal-align="center" fo:padding-top="0.175cm" fo:padding-bottom="0.175cm" fo:padding-left="0.3cm" fo:padding-right="0.3cm"/>
    </style:style>
    <style:style style:name="gr10" style:family="graphic" style:parent-style-name="standard">
      <style:graphic-properties draw:fill="gradient" draw:fill-color="#00ff00" draw:fill-gradient-name="analog_2f_digital" draw:textarea-horizontal-align="center" draw:textarea-vertical-align="middle"/>
    </style:style>
    <style:style style:name="gr11" style:family="graphic" style:parent-style-name="standard">
      <style:graphic-properties draw:fill="solid" draw:fill-color="#00ff00" draw:textarea-horizontal-align="center" draw:textarea-vertical-align="middle"/>
    </style:style>
    <style:style style:name="gr12" style:family="graphic" style:parent-style-name="standard">
      <style:graphic-properties svg:stroke-width="0.2cm" svg:stroke-color="#00ff00" draw:marker-start-width="0.5cm" draw:marker-end="Arrow" draw:marker-end-width="0.6cm" draw:fill="gradient" draw:fill-gradient-name="analog_2f_digital" draw:textarea-horizontal-align="center" fo:padding-top="0.225cm" fo:padding-bottom="0.225cm" fo:padding-left="0.35cm" fo:padding-right="0.35cm"/>
    </style:style>
    <style:style style:name="gr13" style:family="graphic" style:parent-style-name="standard">
      <style:graphic-properties draw:stroke="solid" draw:stroke-dash="Fine_20_Dashed" draw:fill="solid" draw:fill-color="#ffff00" draw:opacity="100%" draw:textarea-horizontal-align="center" draw:textarea-vertical-align="middle" draw:shadow-opacity="100%"/>
    </style:style>
    <style:style style:name="gr14" style:family="graphic" style:parent-style-name="standard">
      <style:graphic-properties draw:fill="gradient" draw:fill-gradient-name="analog_2f_digital" draw:textarea-horizontal-align="center" draw:textarea-vertical-align="middle"/>
    </style:style>
    <style:style style:name="gr15" style:family="graphic" style:parent-style-name="standard">
      <style:graphic-properties draw:textarea-horizontal-align="center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00b8ff" draw:fill-gradient-name="Gradient_20_1" draw:fill-hatch-name="Black_20_0_20_Degrees" draw:textarea-horizontal-align="center" draw:textarea-vertical-align="middle"/>
    </style:style>
    <style:style style:name="gr18" style:family="graphic" style:parent-style-name="standard">
      <style:graphic-properties draw:fill="gradient" draw:fill-gradient-name="PC-zu-FPGA" draw:fill-hatch-name="Black_20_45_20_Degrees" draw:textarea-horizontal-align="justify" draw:textarea-vertical-align="middle" draw:auto-grow-height="false"/>
    </style:style>
    <style:style style:name="gr19" style:family="graphic" style:parent-style-name="standard">
      <style:graphic-properties draw:fill="gradient" draw:fill-gradient-name="PC-zu-FPGA" draw:textarea-horizontal-align="justify" draw:textarea-vertical-align="middle" draw:auto-grow-height="false"/>
    </style:style>
    <style:style style:name="gr20" style:family="graphic" style:parent-style-name="standard">
      <style:graphic-properties draw:stroke="dash" draw:stroke-dash="Fine_20_Dotted" draw:fill="gradient" draw:fill-gradient-name="Gradient_20_4" draw:textarea-horizontal-align="center"/>
    </style:style>
    <style:style style:name="gr21" style:family="graphic" style:parent-style-name="standard">
      <style:graphic-properties draw:fill="gradient" draw:fill-gradient-name="PC-zu-FPGA" draw:opacity="50%" draw:textarea-horizontal-align="justify" draw:textarea-vertical-align="middle" draw:auto-grow-height="false" draw:shadow-opacity="5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5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lockschaltbild" draw:style-name="dp1" draw:master-page-name="Standard">
        <draw:custom-shape draw:style-name="gr1" draw:text-style-name="P1" draw:layer="layout" svg:width="4.2cm" svg:height="2.325cm" draw:transform="rotate (-1.57079632679579) translate (6.5cm 4.8cm)">
          <text:p text:style-name="P1">vom<text:line-break/>Detekt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" draw:text-style-name="P1" draw:layer="layout" svg:width="17.358cm" svg:height="2cm" svg:x="1.5cm" svg:y="23cm">
          <text:p text:style-name="P1">FPGA</text:p>
          <text:p text:style-name="P1">Spartan 6</text:p>
        </draw:rect>
        <draw:frame draw:style-name="gr3" draw:text-style-name="P1" draw:layer="layout" svg:width="18cm" svg:height="2cm" svg:x="1.5cm" svg:y="1.2cm">
          <draw:text-box>
            <text:p text:style-name="P1"><text:span text:style-name="T1">Detektoransteuerung, 64-Kanal Prototyp</text:span></text:p>
            <text:p text:style-name="P1"><text:span text:style-name="T2">Blockschaltbild</text:span></text:p>
          </draw:text-box>
        </draw:frame>
        <draw:line draw:style-name="gr4" draw:text-style-name="P1" draw:layer="layout" svg:x1="6cm" svg:y1="23cm" svg:x2="6cm" svg:y2="16.5cm">
          <text:p/>
        </draw:line>
        <draw:line draw:style-name="gr5" draw:text-style-name="P1" draw:layer="layout" svg:x1="10.6cm" svg:y1="23cm" svg:x2="10.6cm" svg:y2="20cm">
          <text:p/>
        </draw:line>
        <draw:line draw:style-name="gr6" draw:text-style-name="P1" draw:layer="layout" svg:x1="5.289cm" svg:y1="13cm" svg:x2="5.289cm" svg:y2="14.5cm">
          <text:p/>
        </draw:line>
        <draw:line draw:style-name="gr7" draw:text-style-name="P2" draw:layer="layout" svg:x1="15.5cm" svg:y1="27.1cm" svg:x2="17.5cm" svg:y2="27.1cm">
          <text:p text:style-name="P1"><text:span text:style-name="T3">Daten</text:span></text:p>
        </draw:line>
        <draw:line draw:style-name="gr8" draw:text-style-name="P2" draw:layer="layout" svg:x1="15.5cm" svg:y1="28cm" svg:x2="17.8cm" svg:y2="28cm">
          <text:p text:style-name="P2"><text:span text:style-name="T3">Steuerung</text:span></text:p>
        </draw:line>
        <draw:custom-shape draw:style-name="gr1" draw:text-style-name="P1" draw:layer="layout" svg:width="4.2cm" svg:height="2.138cm" draw:transform="rotate (-1.57079632679579) translate (16cm 4.8cm)">
          <text:p text:style-name="P1">vom<text:line-break/>Detekt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4.889cm" svg:y1="13cm" svg:x2="14.889cm" svg:y2="14.5cm">
          <text:p/>
        </draw:line>
        <draw:polyline draw:style-name="gr6" draw:text-style-name="P1" draw:layer="layout" svg:width="2.499cm" svg:height="1.899cm" draw:transform="rotate (1.5707963267946) translate (7.50000000000223cm 14.5000000000017cm)" svg:viewBox="0 0 2500 1900" draw:points="0,16894 2500,16900 2500,15000">
          <text:p/>
        </draw:polyline>
        <draw:polyline draw:style-name="gr6" draw:text-style-name="P1" draw:layer="layout" svg:width="2.499cm" svg:height="1.399cm" draw:transform="rotate (-1.57079632679579) translate (12.8cm 11.9999999999996cm)" svg:viewBox="0 0 2500 1400" draw:points="2500,-24206 0,-24200 0,-25600">
          <text:p/>
        </draw:polyline>
        <draw:polyline draw:style-name="gr9" draw:text-style-name="P1" draw:layer="layout" svg:width="6.999cm" svg:height="2.697cm" draw:transform="rotate (1.5707963267946) translate (7.48100000000623cm 18.0000000000024cm)" svg:viewBox="0 0 7000 2698" draw:points="0,17644 7000,17660 7000,14962">
          <text:p/>
        </draw:polyline>
        <draw:polyline draw:style-name="gr9" draw:text-style-name="P1" draw:layer="layout" svg:width="6.999cm" svg:height="1.899cm" draw:transform="rotate (-1.57079632679579) translate (12.8cm 10.9999999999994cm)" svg:viewBox="0 0 7000 1900" draw:points="7000,-23716 0,-23700 0,-25600">
          <text:p/>
        </draw:polyline>
        <draw:rect draw:style-name="gr10" draw:text-style-name="P3" draw:layer="layout" svg:width="4.7cm" svg:height="2cm" svg:x="7.8cm" svg:y="14.5cm">
          <text:p text:style-name="P3"><text:span text:style-name="T2">Zeitstempel</text:span></text:p>
          <text:p text:style-name="P3"><text:span text:style-name="T2">analog</text:span></text:p>
        </draw:rect>
        <draw:rect draw:style-name="gr11" draw:text-style-name="P1" draw:layer="layout" svg:width="3.5cm" svg:height="2cm" svg:x="9cm" svg:y="17.9cm">
          <text:p text:style-name="P1">Testpuls</text:p>
          <text:p text:style-name="P1">generator</text:p>
        </draw:rect>
        <draw:line draw:style-name="gr5" draw:text-style-name="P1" draw:layer="layout" svg:x1="8.5cm" svg:y1="23cm" svg:x2="8.5cm" svg:y2="16.5cm">
          <text:p/>
        </draw:line>
        <draw:line draw:style-name="gr4" draw:text-style-name="P1" draw:layer="layout" svg:x1="15.5cm" svg:y1="23cm" svg:x2="15.5cm" svg:y2="16.5cm">
          <text:p/>
        </draw:line>
        <draw:polyline draw:style-name="gr4" draw:text-style-name="P1" draw:layer="layout" svg:width="11.046cm" svg:height="1.498cm" draw:transform="rotate (1.60709917523608) translate (17.4009565506073cm 23.0399159443475cm)" svg:viewBox="0 0 11047 1499" draw:points="0,34206 10993,34606 11047,33107">
          <text:p/>
        </draw:polyline>
        <draw:polyline draw:style-name="gr4" draw:text-style-name="P1" draw:layer="layout" svg:width="10.999cm" svg:height="1.199cm" draw:transform="rotate (1.5707963267946) translate (2cm 23cm)" svg:viewBox="0 0 11000 1200" draw:points="0,4000 11000,4000 11000,5200">
          <text:p/>
        </draw:polyline>
        <draw:line draw:style-name="gr12" draw:text-style-name="P1" draw:layer="layout" svg:x1="4.489cm" svg:y1="16.7cm" svg:x2="4.489cm" svg:y2="23cm">
          <text:p/>
        </draw:line>
        <draw:line draw:style-name="gr12" draw:text-style-name="P1" draw:layer="layout" svg:x1="14.389cm" svg:y1="16.7cm" svg:x2="14.389cm" svg:y2="23cm">
          <text:p/>
        </draw:line>
        <draw:line draw:style-name="gr5" draw:text-style-name="P1" draw:layer="layout" svg:x1="10.5cm" svg:y1="27cm" svg:x2="10.5cm" svg:y2="25cm">
          <text:p/>
        </draw:line>
        <draw:rect draw:style-name="gr13" draw:text-style-name="P1" draw:layer="layout" svg:width="4.7cm" svg:height="2cm" svg:x="8cm" svg:y="26.7cm">
          <text:p text:style-name="P1">Ethernet</text:p>
        </draw:rect>
        <draw:rect draw:style-name="gr14" draw:text-style-name="P1" draw:layer="layout" svg:width="4.363cm" svg:height="4cm" svg:x="12.805cm" svg:y="9cm">
          <text:p text:style-name="P1">RENA3</text:p>
        </draw:rect>
        <draw:rect draw:style-name="gr14" draw:text-style-name="P1" draw:layer="layout" svg:width="4.363cm" svg:height="4cm" svg:x="3.118cm" svg:y="9cm">
          <text:p text:style-name="P1">RENA3</text:p>
        </draw:rect>
        <draw:line draw:style-name="gr12" draw:text-style-name="P1" draw:layer="layout" svg:x1="9.5cm" svg:y1="25cm" svg:x2="9.5cm" svg:y2="26.8cm">
          <text:p/>
        </draw:line>
        <draw:rect draw:style-name="gr14" draw:text-style-name="P1" draw:layer="layout" svg:width="2.92cm" svg:height="2.19cm" svg:x="13.529cm" svg:y="14.41cm">
          <text:p text:style-name="P1">ADC</text:p>
        </draw:rect>
        <draw:rect draw:style-name="gr14" draw:text-style-name="P1" draw:layer="layout" svg:width="2.92cm" svg:height="2.19cm" svg:x="3.829cm" svg:y="14.41cm">
          <text:p text:style-name="P1">ADC</text:p>
        </draw:rect>
      </draw:page>
      <draw:page draw:name="Zeitablauf" draw:style-name="dp1" draw:master-page-name="Standard">
        <draw:frame draw:style-name="gr3" draw:text-style-name="P1" draw:layer="layout" svg:width="18cm" svg:height="2cm" svg:x="1.5cm" svg:y="1.2cm">
          <draw:text-box>
            <text:p text:style-name="P1"><text:span text:style-name="T1">Detektoransteuerung, 64-Kanal Prototyp</text:span></text:p>
            <text:p text:style-name="P1"><text:span text:style-name="T2">Betriebsarten</text:span></text:p>
          </draw:text-box>
        </draw:frame>
        <draw:line draw:style-name="gr15" draw:text-style-name="P1" draw:layer="layout" svg:x1="1cm" svg:y1="20.6cm" svg:x2="20cm" svg:y2="20.6cm">
          <text:p/>
        </draw:line>
        <draw:g>
          <draw:frame draw:style-name="gr16" draw:layer="layout" svg:width="4.477cm" svg:height="0.963cm" svg:x="1.687cm" svg:y="6.221cm">
            <draw:text-box>
              <text:p>Normalbetrieb</text:p>
            </draw:text-box>
          </draw:frame>
          <draw:rect draw:style-name="gr17" draw:text-style-name="P1" draw:layer="layout" svg:width="17.358cm" svg:height="1.5cm" svg:x="1.5cm" svg:y="7.6cm">
            <text:p text:style-name="P1">PC-Programm</text:p>
          </draw:rect>
          <draw:rect draw:style-name="gr2" draw:text-style-name="P1" draw:layer="layout" svg:width="17.358cm" svg:height="2cm" svg:x="1.5cm" svg:y="15.4cm">
            <text:p text:style-name="P1">FPGA</text:p>
            <text:p text:style-name="P1">Spartan 6</text:p>
          </draw:rect>
          <draw:custom-shape draw:style-name="gr18" draw:text-style-name="P1" draw:layer="layout" svg:width="4cm" svg:height="5.5cm" svg:x="1.5cm" svg:y="9.5cm">
            <text:p text:style-name="P1">Konfiguration</text:p>
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18" draw:text-style-name="P1" draw:layer="layout" svg:width="1.7cm" svg:height="5.5cm" svg:x="5.8cm" svg:y="9.5cm">
            <text:p text:style-name="P1">Start</text:p>
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18" draw:text-style-name="P1" draw:layer="layout" svg:width="1.862cm" svg:height="5.5cm" svg:x="17cm" svg:y="9.5cm">
            <text:p text:style-name="P1">Stop</text:p>
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19" draw:text-style-name="P1" draw:layer="layout" svg:width="2.1cm" svg:height="5.5cm" svg:x="7.9cm" svg:y="9.5cm">
            <text:p text:style-name="P1">Daten</text:p>
  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  <draw:custom-shape draw:style-name="gr19" draw:text-style-name="P1" draw:layer="layout" svg:width="2.1cm" svg:height="5.5cm" svg:x="14.5cm" svg:y="9.5cm">
            <text:p text:style-name="P1">Daten</text:p>
  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  <draw:line draw:style-name="gr20" draw:text-style-name="P1" draw:layer="layout" svg:x1="10.1cm" svg:y1="13.2cm" svg:x2="11.3cm" svg:y2="13.2cm">
            <text:p/>
          </draw:line>
          <draw:custom-shape draw:style-name="gr21" draw:text-style-name="P1" draw:layer="layout" svg:width="2.1cm" svg:height="5.5cm" svg:x="11.2cm" svg:y="9.5cm">
            <text:p text:style-name="P1">Daten</text:p>
  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  <draw:line draw:style-name="gr20" draw:text-style-name="P1" draw:layer="layout" svg:x1="13.4cm" svg:y1="13.2cm" svg:x2="14.6cm" svg:y2="13.2cm">
            <text:p/>
          </draw:line>
        </draw:g>
        <draw:frame draw:style-name="gr22" draw:layer="layout" svg:width="10.369cm" svg:height="3.302cm" svg:x="1.5cm" svg:y="22cm">
          <draw:text-box>
            <text:p>Sonderbetriebsarten:</text:p>
            <text:list text:style-name="L1">
              <text:list-item>
                <text:p><text:s/>Kalibration (mittels Testgenerator)</text:p>
              </text:list-item>
              <text:list-item>
                <text:p><text:s/>Konfiguration zurücklesen</text:p>
              </text:list-item>
              <text:list-item>
                <text:p><text:s/>Kanaltest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8" draw:display-name="Gradient 8" draw:style="linear" draw:start-color="#000000" draw:end-color="#ffffff" draw:start-intensity="100%" draw:end-intensity="100%" draw:angle="0" draw:border="0%"/>
    <draw:gradient draw:name="PC-zu-FPGA" draw:style="linear" draw:start-color="#ff00ff" draw:end-color="#ffff00" draw:start-intensity="100%" draw:end-intensity="100%" draw:angle="0" draw:border="0%"/>
    <draw:gradient draw:name="analog_2f_digital" draw:display-name="analog/digital" draw:style="linear" draw:start-color="#ffff00" draw:end-color="#00ae00" draw:start-intensity="100%" draw:end-intensity="100%" draw:angle="550" draw:border="35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" draw:fill-image-name="Bitmape_20_5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rt Lange</meta:initial-creator>
    <meta:creation-date>2010-06-14T16:08:08.99</meta:creation-date>
    <dc:date>2011-05-19T16:49:34.21</dc:date>
    <dc:creator>Bert Lange</dc:creator>
    <meta:editing-duration>PT12H44M39S</meta:editing-duration>
    <meta:editing-cycles>17</meta:editing-cycles>
    <meta:generator>OpenOffice.org/3.2$Win32 OpenOffice.org_project/320m18$Build-9502</meta:generator>
    <meta:printed-by>Bert Lange</meta:printed-by>
    <meta:print-date>2011-05-19T16:22:21.80</meta:print-date>
    <meta:document-statistic meta:object-count="44"/>
  </office:meta>
</office:document-meta>
</file>